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30.07mm"/>
    </style:style>
    <style:style style:name="co7" style:family="table-column">
      <style:table-column-properties fo:break-before="auto" style:column-width="44.66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11.43mm"/>
    </style:style>
    <style:style style:name="co10" style:family="table-column">
      <style:table-column-properties fo:break-before="auto" style:column-width="36.0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G$2]=&quot;X&quot;)" style:apply-style-name="Win" style:base-cell-address="Chaves.A17"/>
      <style:map style:condition="is-true-formula([$Resultados.$I$2]=&quot;X&quot;)" style:apply-style-name="Lose" style:base-cell-address="Chaves.A17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G$2]=&quot;X&quot;)" style:apply-style-name="Win" style:base-cell-address="Chaves.A17"/>
      <style:map style:condition="is-true-formula([$Resultados.$I$2]=&quot;X&quot;)" style:apply-style-name="Lose" style:base-cell-address="Chaves.A17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order-bottom="none" fo:border-left="none" fo:border-right="none" fo:border-top="2.01pt solid #000000"/>
      <style:map style:condition="is-true-formula([$Resultados.$G$2]=&quot;X&quot;)" style:apply-style-name="Win" style:base-cell-address="Chaves.A17"/>
      <style:map style:condition="is-true-formula([$Resultados.$I$2]=&quot;X&quot;)" style:apply-style-name="Lose" style:base-cell-address="Chaves.A17"/>
    </style:style>
    <style:style style:name="ce5" style:family="table-cell" style:parent-style-name="Default">
      <style:table-cell-properties fo:border-bottom="2.01pt solid #000000" fo:border-left="none" fo:border-right="none" fo:border-top="none"/>
      <style:map style:condition="is-true-formula([$Resultados.$G$2]=&quot;X&quot;)" style:apply-style-name="Win" style:base-cell-address="Chaves.A17"/>
      <style:map style:condition="is-true-formula([$Resultados.$I$2]=&quot;X&quot;)" style:apply-style-name="Lose" style:base-cell-address="Chaves.A17"/>
    </style:style>
    <style:style style:name="ce6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map style:condition="is-true-formula([$Resultados.$G$2]=&quot;X&quot;)" style:apply-style-name="Win" style:base-cell-address="Chaves.A17"/>
      <style:map style:condition="is-true-formula([$Resultados.$I$2]=&quot;X&quot;)" style:apply-style-name="Lose" style:base-cell-address="Chaves.A17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map style:condition="is-true-formula([$Resultados.$G$2]=&quot;X&quot;)" style:apply-style-name="Win" style:base-cell-address="Chaves.A17"/>
      <style:map style:condition="is-true-formula([$Resultados.$I$2]=&quot;X&quot;)" style:apply-style-name="Lose" style:base-cell-address="Chaves.A17"/>
    </style:style>
    <style:style style:name="ce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G$9]=&quot;X&quot;)" style:apply-style-name="Win" style:base-cell-address="Chaves.D12"/>
      <style:map style:condition="is-true-formula([$Resultados.$I$9]=&quot;X&quot;)" style:apply-style-name="Lose" style:base-cell-address="Chaves.D12"/>
    </style:style>
    <style:style style:name="ce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G$9]=&quot;X&quot;)" style:apply-style-name="Win" style:base-cell-address="Chaves.D12"/>
      <style:map style:condition="is-true-formula([$Resultados.$I$9]=&quot;X&quot;)" style:apply-style-name="Lose" style:base-cell-address="Chaves.D12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2.01pt solid #000000"/>
      <style:map style:condition="is-true-formula([$Resultados.$G$9]=&quot;X&quot;)" style:apply-style-name="Win" style:base-cell-address="Chaves.D12"/>
      <style:map style:condition="is-true-formula([$Resultados.$I$9]=&quot;X&quot;)" style:apply-style-name="Lose" style:base-cell-address="Chaves.D12"/>
    </style:style>
    <style:style style:name="ce12" style:family="table-cell" style:parent-style-name="Default">
      <style:table-cell-properties fo:border-bottom="2.01pt solid #000000" fo:border-left="none" fo:border-right="none" fo:border-top="none"/>
      <style:map style:condition="is-true-formula([$Resultados.$G$9]=&quot;X&quot;)" style:apply-style-name="Win" style:base-cell-address="Chaves.D12"/>
      <style:map style:condition="is-true-formula([$Resultados.$I$9]=&quot;X&quot;)" style:apply-style-name="Lose" style:base-cell-address="Chaves.D12"/>
    </style:style>
    <style:style style:name="ce13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G$9]=&quot;X&quot;)" style:apply-style-name="Win" style:base-cell-address="Chaves.D12"/>
      <style:map style:condition="is-true-formula([$Resultados.$I$9]=&quot;X&quot;)" style:apply-style-name="Lose" style:base-cell-address="Chaves.D12"/>
    </style:style>
    <style:style style:name="ce14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G$9]=&quot;X&quot;)" style:apply-style-name="Win" style:base-cell-address="Chaves.D12"/>
      <style:map style:condition="is-true-formula([$Resultados.$I$9]=&quot;X&quot;)" style:apply-style-name="Lose" style:base-cell-address="Chaves.D12"/>
    </style:style>
    <style:style style:name="ce1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I$2]=&quot;X&quot;)" style:apply-style-name="Win" style:base-cell-address="Chaves.G17"/>
      <style:map style:condition="is-true-formula([$Resultados.$G$2]=&quot;X&quot;)" style:apply-style-name="Lose" style:base-cell-address="Chaves.G17"/>
    </style:style>
    <style:style style:name="ce1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I$2]=&quot;X&quot;)" style:apply-style-name="Win" style:base-cell-address="Chaves.G17"/>
      <style:map style:condition="is-true-formula([$Resultados.$G$2]=&quot;X&quot;)" style:apply-style-name="Lose" style:base-cell-address="Chaves.G17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map style:condition="is-true-formula([$Resultados.$I$2]=&quot;X&quot;)" style:apply-style-name="Win" style:base-cell-address="Chaves.G17"/>
      <style:map style:condition="is-true-formula([$Resultados.$G$2]=&quot;X&quot;)" style:apply-style-name="Lose" style:base-cell-address="Chaves.G17"/>
    </style:style>
    <style:style style:name="ce1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map style:condition="is-true-formula([$Resultados.$I$2]=&quot;X&quot;)" style:apply-style-name="Win" style:base-cell-address="Chaves.G17"/>
      <style:map style:condition="is-true-formula([$Resultados.$G$2]=&quot;X&quot;)" style:apply-style-name="Lose" style:base-cell-address="Chaves.G17"/>
    </style:style>
    <style:style style:name="ce19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map style:condition="is-true-formula([$Resultados.$I$2]=&quot;X&quot;)" style:apply-style-name="Win" style:base-cell-address="Chaves.G17"/>
      <style:map style:condition="is-true-formula([$Resultados.$G$2]=&quot;X&quot;)" style:apply-style-name="Lose" style:base-cell-address="Chaves.G17"/>
    </style:style>
    <style:style style:name="ce20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map style:condition="is-true-formula([$Resultados.$I$2]=&quot;X&quot;)" style:apply-style-name="Win" style:base-cell-address="Chaves.G17"/>
      <style:map style:condition="is-true-formula([$Resultados.$G$2]=&quot;X&quot;)" style:apply-style-name="Lose" style:base-cell-address="Chaves.G17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G$14]=&quot;X&quot;)" style:apply-style-name="Win" style:base-cell-address="Chaves.J7"/>
      <style:map style:condition="is-true-formula([$Resultados.$I$14]=&quot;X&quot;)" style:apply-style-name="Lose" style:base-cell-address="Chaves.J7"/>
    </style:style>
    <style:style style:name="ce2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G$14]=&quot;X&quot;)" style:apply-style-name="Win" style:base-cell-address="Chaves.J7"/>
      <style:map style:condition="is-true-formula([$Resultados.$I$14]=&quot;X&quot;)" style:apply-style-name="Lose" style:base-cell-address="Chaves.J7"/>
    </style:style>
    <style:style style:name="ce24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fo:background-color="#000000" fo:border="none"/>
    </style:style>
    <style:style style:name="ce26" style:family="table-cell" style:parent-style-name="Default">
      <style:table-cell-properties fo:border-bottom="none" fo:background-color="#000000" fo:border-left="none" fo:border-right="none" fo:border-top="2.01pt solid #000000"/>
      <style:map style:condition="is-true-formula([$Resultados.$G$14]=&quot;X&quot;)" style:apply-style-name="Win" style:base-cell-address="Chaves.J7"/>
      <style:map style:condition="is-true-formula([$Resultados.$I$14]=&quot;X&quot;)" style:apply-style-name="Lose" style:base-cell-address="Chaves.J7"/>
    </style:style>
    <style:style style:name="ce27" style:family="table-cell" style:parent-style-name="Default">
      <style:table-cell-properties fo:border-bottom="2.01pt solid #000000" fo:background-color="#000000" fo:border-left="none" fo:border-right="none" fo:border-top="none"/>
      <style:map style:condition="is-true-formula([$Resultados.$G$14]=&quot;X&quot;)" style:apply-style-name="Win" style:base-cell-address="Chaves.J7"/>
      <style:map style:condition="is-true-formula([$Resultados.$I$14]=&quot;X&quot;)" style:apply-style-name="Lose" style:base-cell-address="Chaves.J7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G$14]=&quot;X&quot;)" style:apply-style-name="Win" style:base-cell-address="Chaves.J7"/>
      <style:map style:condition="is-true-formula([$Resultados.$I$14]=&quot;X&quot;)" style:apply-style-name="Lose" style:base-cell-address="Chaves.J7"/>
    </style:style>
    <style:style style:name="ce30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G$14]=&quot;X&quot;)" style:apply-style-name="Win" style:base-cell-address="Chaves.J7"/>
      <style:map style:condition="is-true-formula([$Resultados.$I$14]=&quot;X&quot;)" style:apply-style-name="Lose" style:base-cell-address="Chaves.J7"/>
    </style:style>
    <style:style style:name="ce3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G$3]=&quot;X&quot;)" style:apply-style-name="Win" style:base-cell-address="Chaves.M17"/>
      <style:map style:condition="is-true-formula([$Resultados.$I$3]=&quot;X&quot;)" style:apply-style-name="Lose" style:base-cell-address="Chaves.M17"/>
    </style:style>
    <style:style style:name="ce3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G$3]=&quot;X&quot;)" style:apply-style-name="Win" style:base-cell-address="Chaves.M17"/>
      <style:map style:condition="is-true-formula([$Resultados.$I$3]=&quot;X&quot;)" style:apply-style-name="Lose" style:base-cell-address="Chaves.M17"/>
    </style:style>
    <style:style style:name="ce33" style:family="table-cell" style:parent-style-name="Default">
      <style:table-cell-properties fo:border-bottom="none" fo:border-left="none" fo:border-right="none" fo:border-top="2.01pt solid #000000"/>
      <style:map style:condition="is-true-formula([$Resultados.$G$3]=&quot;X&quot;)" style:apply-style-name="Win" style:base-cell-address="Chaves.M17"/>
      <style:map style:condition="is-true-formula([$Resultados.$I$3]=&quot;X&quot;)" style:apply-style-name="Lose" style:base-cell-address="Chaves.M17"/>
    </style:style>
    <style:style style:name="ce34" style:family="table-cell" style:parent-style-name="Default">
      <style:table-cell-properties fo:border-bottom="2.01pt solid #000000" fo:border-left="none" fo:border-right="none" fo:border-top="none"/>
      <style:map style:condition="is-true-formula([$Resultados.$G$3]=&quot;X&quot;)" style:apply-style-name="Win" style:base-cell-address="Chaves.M17"/>
      <style:map style:condition="is-true-formula([$Resultados.$I$3]=&quot;X&quot;)" style:apply-style-name="Lose" style:base-cell-address="Chaves.M17"/>
    </style:style>
    <style:style style:name="ce35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G$3]=&quot;X&quot;)" style:apply-style-name="Win" style:base-cell-address="Chaves.M17"/>
      <style:map style:condition="is-true-formula([$Resultados.$I$3]=&quot;X&quot;)" style:apply-style-name="Lose" style:base-cell-address="Chaves.M17"/>
    </style:style>
    <style:style style:name="ce36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G$3]=&quot;X&quot;)" style:apply-style-name="Win" style:base-cell-address="Chaves.M17"/>
      <style:map style:condition="is-true-formula([$Resultados.$I$3]=&quot;X&quot;)" style:apply-style-name="Lose" style:base-cell-address="Chaves.M17"/>
    </style:style>
    <style:style style:name="ce3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I$9]=&quot;X&quot;)" style:apply-style-name="Win" style:base-cell-address="Chaves.P12"/>
      <style:map style:condition="is-true-formula([$Resultados.$G$9]=&quot;X&quot;)" style:apply-style-name="Lose" style:base-cell-address="Chaves.P12"/>
    </style:style>
    <style:style style:name="ce3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I$9]=&quot;X&quot;)" style:apply-style-name="Win" style:base-cell-address="Chaves.P12"/>
      <style:map style:condition="is-true-formula([$Resultados.$G$9]=&quot;X&quot;)" style:apply-style-name="Lose" style:base-cell-address="Chaves.P12"/>
    </style:style>
    <style:style style:name="ce39" style:family="table-cell" style:parent-style-name="Default">
      <style:table-cell-properties fo:border-bottom="none" fo:border-left="none" fo:border-right="none" fo:border-top="2.01pt solid #000000"/>
      <style:map style:condition="is-true-formula([$Resultados.$I$9]=&quot;X&quot;)" style:apply-style-name="Win" style:base-cell-address="Chaves.P12"/>
      <style:map style:condition="is-true-formula([$Resultados.$G$9]=&quot;X&quot;)" style:apply-style-name="Lose" style:base-cell-address="Chaves.P12"/>
    </style:style>
    <style:style style:name="ce40" style:family="table-cell" style:parent-style-name="Default">
      <style:table-cell-properties fo:border-bottom="2.01pt solid #000000" fo:border-left="none" fo:border-right="none" fo:border-top="none"/>
      <style:map style:condition="is-true-formula([$Resultados.$I$9]=&quot;X&quot;)" style:apply-style-name="Win" style:base-cell-address="Chaves.P12"/>
      <style:map style:condition="is-true-formula([$Resultados.$G$9]=&quot;X&quot;)" style:apply-style-name="Lose" style:base-cell-address="Chaves.P12"/>
    </style:style>
    <style:style style:name="ce41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I$9]=&quot;X&quot;)" style:apply-style-name="Win" style:base-cell-address="Chaves.P12"/>
      <style:map style:condition="is-true-formula([$Resultados.$G$9]=&quot;X&quot;)" style:apply-style-name="Lose" style:base-cell-address="Chaves.P12"/>
    </style:style>
    <style:style style:name="ce42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I$9]=&quot;X&quot;)" style:apply-style-name="Win" style:base-cell-address="Chaves.P12"/>
      <style:map style:condition="is-true-formula([$Resultados.$G$9]=&quot;X&quot;)" style:apply-style-name="Lose" style:base-cell-address="Chaves.P12"/>
    </style:style>
    <style:style style:name="ce4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I$3]=&quot;X&quot;)" style:apply-style-name="Win" style:base-cell-address="Chaves.S17"/>
      <style:map style:condition="is-true-formula([$Resultados.$G$3]=&quot;X&quot;)" style:apply-style-name="Lose" style:base-cell-address="Chaves.S17"/>
    </style:style>
    <style:style style:name="ce4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I$3]=&quot;X&quot;)" style:apply-style-name="Win" style:base-cell-address="Chaves.S17"/>
      <style:map style:condition="is-true-formula([$Resultados.$G$3]=&quot;X&quot;)" style:apply-style-name="Lose" style:base-cell-address="Chaves.S17"/>
    </style:style>
    <style:style style:name="ce45" style:family="table-cell" style:parent-style-name="Default">
      <style:table-cell-properties fo:border-bottom="none" fo:border-left="none" fo:border-right="none" fo:border-top="2.01pt solid #000000"/>
      <style:map style:condition="is-true-formula([$Resultados.$I$3]=&quot;X&quot;)" style:apply-style-name="Win" style:base-cell-address="Chaves.S17"/>
      <style:map style:condition="is-true-formula([$Resultados.$G$3]=&quot;X&quot;)" style:apply-style-name="Lose" style:base-cell-address="Chaves.S17"/>
    </style:style>
    <style:style style:name="ce46" style:family="table-cell" style:parent-style-name="Default">
      <style:table-cell-properties fo:border-bottom="2.01pt solid #000000" fo:border-left="none" fo:border-right="none" fo:border-top="none"/>
      <style:map style:condition="is-true-formula([$Resultados.$I$3]=&quot;X&quot;)" style:apply-style-name="Win" style:base-cell-address="Chaves.S17"/>
      <style:map style:condition="is-true-formula([$Resultados.$G$3]=&quot;X&quot;)" style:apply-style-name="Lose" style:base-cell-address="Chaves.S17"/>
    </style:style>
    <style:style style:name="ce47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I$3]=&quot;X&quot;)" style:apply-style-name="Win" style:base-cell-address="Chaves.S17"/>
      <style:map style:condition="is-true-formula([$Resultados.$G$3]=&quot;X&quot;)" style:apply-style-name="Lose" style:base-cell-address="Chaves.S17"/>
    </style:style>
    <style:style style:name="ce48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I$3]=&quot;X&quot;)" style:apply-style-name="Win" style:base-cell-address="Chaves.S17"/>
      <style:map style:condition="is-true-formula([$Resultados.$G$3]=&quot;X&quot;)" style:apply-style-name="Lose" style:base-cell-address="Chaves.S17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order-bottom="none" fo:background-color="#fffbcc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1" style:family="table-cell" style:parent-style-name="Default">
      <style:table-cell-properties fo:border-bottom="2.01pt solid #000000" fo:background-color="#fffbcc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fffbcc" fo:border-left="none" fo:border-right="none" fo:border-top="2.01pt solid #000000"/>
    </style:style>
    <style:style style:name="ce53" style:family="table-cell" style:parent-style-name="Default">
      <style:table-cell-properties fo:border-bottom="2.01pt solid #000000" fo:background-color="#fffbcc" fo:border-left="none" fo:border-right="none" fo:border-top="none"/>
    </style:style>
    <style:style style:name="ce54" style:family="table-cell" style:parent-style-name="Default">
      <style:table-cell-properties fo:border-bottom="none" fo:background-color="#fffbcc" fo:border-left="none" fo:border-right="2.01pt solid #000000" fo:border-top="2.01pt solid #000000"/>
    </style:style>
    <style:style style:name="ce55" style:family="table-cell" style:parent-style-name="Default">
      <style:table-cell-properties fo:border-bottom="2.01pt solid #000000" fo:background-color="#fffbcc" fo:border-left="none" fo:border-right="2.01pt solid #000000" fo:border-top="none"/>
    </style:style>
    <style:style style:name="ce5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G$4]=&quot;X&quot;)" style:apply-style-name="Win" style:base-cell-address="Chaves.Y17"/>
      <style:map style:condition="is-true-formula([$Resultados.$I$4]=&quot;X&quot;)" style:apply-style-name="Lose" style:base-cell-address="Chaves.Y17"/>
    </style:style>
    <style:style style:name="ce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G$4]=&quot;X&quot;)" style:apply-style-name="Win" style:base-cell-address="Chaves.Y17"/>
      <style:map style:condition="is-true-formula([$Resultados.$I$4]=&quot;X&quot;)" style:apply-style-name="Lose" style:base-cell-address="Chaves.Y17"/>
    </style:style>
    <style:style style:name="ce58" style:family="table-cell" style:parent-style-name="Default">
      <style:table-cell-properties fo:border-bottom="none" fo:border-left="none" fo:border-right="none" fo:border-top="2.01pt solid #000000"/>
      <style:map style:condition="is-true-formula([$Resultados.$G$4]=&quot;X&quot;)" style:apply-style-name="Win" style:base-cell-address="Chaves.Y17"/>
      <style:map style:condition="is-true-formula([$Resultados.$I$4]=&quot;X&quot;)" style:apply-style-name="Lose" style:base-cell-address="Chaves.Y17"/>
    </style:style>
    <style:style style:name="ce59" style:family="table-cell" style:parent-style-name="Default">
      <style:table-cell-properties fo:border-bottom="2.01pt solid #000000" fo:border-left="none" fo:border-right="none" fo:border-top="none"/>
      <style:map style:condition="is-true-formula([$Resultados.$G$4]=&quot;X&quot;)" style:apply-style-name="Win" style:base-cell-address="Chaves.Y17"/>
      <style:map style:condition="is-true-formula([$Resultados.$I$4]=&quot;X&quot;)" style:apply-style-name="Lose" style:base-cell-address="Chaves.Y17"/>
    </style:style>
    <style:style style:name="ce60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G$4]=&quot;X&quot;)" style:apply-style-name="Win" style:base-cell-address="Chaves.Y17"/>
      <style:map style:condition="is-true-formula([$Resultados.$I$4]=&quot;X&quot;)" style:apply-style-name="Lose" style:base-cell-address="Chaves.Y17"/>
    </style:style>
    <style:style style:name="ce61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G$4]=&quot;X&quot;)" style:apply-style-name="Win" style:base-cell-address="Chaves.Y17"/>
      <style:map style:condition="is-true-formula([$Resultados.$I$4]=&quot;X&quot;)" style:apply-style-name="Lose" style:base-cell-address="Chaves.Y17"/>
    </style:style>
    <style:style style:name="ce6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G$10]=&quot;X&quot;)" style:apply-style-name="Win" style:base-cell-address="Chaves.AB12"/>
      <style:map style:condition="is-true-formula([$Resultados.$I$10]=&quot;X&quot;)" style:apply-style-name="Lose" style:base-cell-address="Chaves.AB12"/>
    </style:style>
    <style:style style:name="ce6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G$10]=&quot;X&quot;)" style:apply-style-name="Win" style:base-cell-address="Chaves.AB12"/>
      <style:map style:condition="is-true-formula([$Resultados.$I$10]=&quot;X&quot;)" style:apply-style-name="Lose" style:base-cell-address="Chaves.AB12"/>
    </style:style>
    <style:style style:name="ce64" style:family="table-cell" style:parent-style-name="Default">
      <style:table-cell-properties fo:border-bottom="none" fo:border-left="none" fo:border-right="none" fo:border-top="2.01pt solid #000000"/>
      <style:map style:condition="is-true-formula([$Resultados.$G$10]=&quot;X&quot;)" style:apply-style-name="Win" style:base-cell-address="Chaves.AB12"/>
      <style:map style:condition="is-true-formula([$Resultados.$I$10]=&quot;X&quot;)" style:apply-style-name="Lose" style:base-cell-address="Chaves.AB12"/>
    </style:style>
    <style:style style:name="ce65" style:family="table-cell" style:parent-style-name="Default">
      <style:table-cell-properties fo:border-bottom="2.01pt solid #000000" fo:border-left="none" fo:border-right="none" fo:border-top="none"/>
      <style:map style:condition="is-true-formula([$Resultados.$G$10]=&quot;X&quot;)" style:apply-style-name="Win" style:base-cell-address="Chaves.AB12"/>
      <style:map style:condition="is-true-formula([$Resultados.$I$10]=&quot;X&quot;)" style:apply-style-name="Lose" style:base-cell-address="Chaves.AB12"/>
    </style:style>
    <style:style style:name="ce66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G$10]=&quot;X&quot;)" style:apply-style-name="Win" style:base-cell-address="Chaves.AB12"/>
      <style:map style:condition="is-true-formula([$Resultados.$I$10]=&quot;X&quot;)" style:apply-style-name="Lose" style:base-cell-address="Chaves.AB12"/>
    </style:style>
    <style:style style:name="ce67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G$10]=&quot;X&quot;)" style:apply-style-name="Win" style:base-cell-address="Chaves.AB12"/>
      <style:map style:condition="is-true-formula([$Resultados.$I$10]=&quot;X&quot;)" style:apply-style-name="Lose" style:base-cell-address="Chaves.AB12"/>
    </style:style>
    <style:style style:name="ce68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I$4]=&quot;X&quot;)" style:apply-style-name="Win" style:base-cell-address="Chaves.AE17"/>
      <style:map style:condition="is-true-formula([$Resultados.$G$4]=&quot;X&quot;)" style:apply-style-name="Lose" style:base-cell-address="Chaves.AE17"/>
    </style:style>
    <style:style style:name="ce6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I$4]=&quot;X&quot;)" style:apply-style-name="Win" style:base-cell-address="Chaves.AE17"/>
      <style:map style:condition="is-true-formula([$Resultados.$G$4]=&quot;X&quot;)" style:apply-style-name="Lose" style:base-cell-address="Chaves.AE17"/>
    </style:style>
    <style:style style:name="ce70" style:family="table-cell" style:parent-style-name="Default">
      <style:table-cell-properties fo:border-bottom="none" fo:border-left="none" fo:border-right="none" fo:border-top="2.01pt solid #000000"/>
      <style:map style:condition="is-true-formula([$Resultados.$I$4]=&quot;X&quot;)" style:apply-style-name="Win" style:base-cell-address="Chaves.AE17"/>
      <style:map style:condition="is-true-formula([$Resultados.$G$4]=&quot;X&quot;)" style:apply-style-name="Lose" style:base-cell-address="Chaves.AE17"/>
    </style:style>
    <style:style style:name="ce71" style:family="table-cell" style:parent-style-name="Default">
      <style:table-cell-properties fo:border-bottom="2.01pt solid #000000" fo:border-left="none" fo:border-right="none" fo:border-top="none"/>
      <style:map style:condition="is-true-formula([$Resultados.$I$4]=&quot;X&quot;)" style:apply-style-name="Win" style:base-cell-address="Chaves.AE17"/>
      <style:map style:condition="is-true-formula([$Resultados.$G$4]=&quot;X&quot;)" style:apply-style-name="Lose" style:base-cell-address="Chaves.AE17"/>
    </style:style>
    <style:style style:name="ce72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I$4]=&quot;X&quot;)" style:apply-style-name="Win" style:base-cell-address="Chaves.AE17"/>
      <style:map style:condition="is-true-formula([$Resultados.$G$4]=&quot;X&quot;)" style:apply-style-name="Lose" style:base-cell-address="Chaves.AE17"/>
    </style:style>
    <style:style style:name="ce73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I$4]=&quot;X&quot;)" style:apply-style-name="Win" style:base-cell-address="Chaves.AE17"/>
      <style:map style:condition="is-true-formula([$Resultados.$G$4]=&quot;X&quot;)" style:apply-style-name="Lose" style:base-cell-address="Chaves.AE17"/>
    </style:style>
    <style:style style:name="ce7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I$14]=&quot;X&quot;)" style:apply-style-name="Win" style:base-cell-address="Chaves.AH7"/>
      <style:map style:condition="is-true-formula([$Resultados.$G$14]=&quot;X&quot;)" style:apply-style-name="Lose" style:base-cell-address="Chaves.AH7"/>
    </style:style>
    <style:style style:name="ce76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I$14]=&quot;X&quot;)" style:apply-style-name="Win" style:base-cell-address="Chaves.AH7"/>
      <style:map style:condition="is-true-formula([$Resultados.$G$14]=&quot;X&quot;)" style:apply-style-name="Lose" style:base-cell-address="Chaves.AH7"/>
    </style:style>
    <style:style style:name="ce77" style:family="table-cell" style:parent-style-name="Default">
      <style:table-cell-properties fo:border-bottom="none" fo:border-left="none" fo:border-right="none" fo:border-top="2.01pt solid #000000"/>
      <style:map style:condition="is-true-formula([$Resultados.$I$14]=&quot;X&quot;)" style:apply-style-name="Win" style:base-cell-address="Chaves.AH7"/>
      <style:map style:condition="is-true-formula([$Resultados.$G$14]=&quot;X&quot;)" style:apply-style-name="Lose" style:base-cell-address="Chaves.AH7"/>
    </style:style>
    <style:style style:name="ce78" style:family="table-cell" style:parent-style-name="Default">
      <style:table-cell-properties fo:border-bottom="2.01pt solid #000000" fo:border-left="none" fo:border-right="none" fo:border-top="none"/>
      <style:map style:condition="is-true-formula([$Resultados.$I$14]=&quot;X&quot;)" style:apply-style-name="Win" style:base-cell-address="Chaves.AH7"/>
      <style:map style:condition="is-true-formula([$Resultados.$G$14]=&quot;X&quot;)" style:apply-style-name="Lose" style:base-cell-address="Chaves.AH7"/>
    </style:style>
    <style:style style:name="ce79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I$14]=&quot;X&quot;)" style:apply-style-name="Win" style:base-cell-address="Chaves.AH7"/>
      <style:map style:condition="is-true-formula([$Resultados.$G$14]=&quot;X&quot;)" style:apply-style-name="Lose" style:base-cell-address="Chaves.AH7"/>
    </style:style>
    <style:style style:name="ce80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I$14]=&quot;X&quot;)" style:apply-style-name="Win" style:base-cell-address="Chaves.AH7"/>
      <style:map style:condition="is-true-formula([$Resultados.$G$14]=&quot;X&quot;)" style:apply-style-name="Lose" style:base-cell-address="Chaves.AH7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G$5]=&quot;X&quot;)" style:apply-style-name="Win" style:base-cell-address="Chaves.AK17"/>
      <style:map style:condition="is-true-formula([$Resultados.$I$5]=&quot;X&quot;)" style:apply-style-name="Lose" style:base-cell-address="Chaves.AK17"/>
    </style:style>
    <style:style style:name="ce8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G$5]=&quot;X&quot;)" style:apply-style-name="Win" style:base-cell-address="Chaves.AK17"/>
      <style:map style:condition="is-true-formula([$Resultados.$I$5]=&quot;X&quot;)" style:apply-style-name="Lose" style:base-cell-address="Chaves.AK17"/>
    </style:style>
    <style:style style:name="ce83" style:family="table-cell" style:parent-style-name="Default">
      <style:table-cell-properties fo:border-bottom="none" fo:border-left="none" fo:border-right="none" fo:border-top="2.01pt solid #000000"/>
      <style:map style:condition="is-true-formula([$Resultados.$G$5]=&quot;X&quot;)" style:apply-style-name="Win" style:base-cell-address="Chaves.AK17"/>
      <style:map style:condition="is-true-formula([$Resultados.$I$5]=&quot;X&quot;)" style:apply-style-name="Lose" style:base-cell-address="Chaves.AK17"/>
    </style:style>
    <style:style style:name="ce84" style:family="table-cell" style:parent-style-name="Default">
      <style:table-cell-properties fo:border-bottom="2.01pt solid #000000" fo:border-left="none" fo:border-right="none" fo:border-top="none"/>
      <style:map style:condition="is-true-formula([$Resultados.$G$5]=&quot;X&quot;)" style:apply-style-name="Win" style:base-cell-address="Chaves.AK17"/>
      <style:map style:condition="is-true-formula([$Resultados.$I$5]=&quot;X&quot;)" style:apply-style-name="Lose" style:base-cell-address="Chaves.AK17"/>
    </style:style>
    <style:style style:name="ce85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G$5]=&quot;X&quot;)" style:apply-style-name="Win" style:base-cell-address="Chaves.AK17"/>
      <style:map style:condition="is-true-formula([$Resultados.$I$5]=&quot;X&quot;)" style:apply-style-name="Lose" style:base-cell-address="Chaves.AK17"/>
    </style:style>
    <style:style style:name="ce86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G$5]=&quot;X&quot;)" style:apply-style-name="Win" style:base-cell-address="Chaves.AK17"/>
      <style:map style:condition="is-true-formula([$Resultados.$I$5]=&quot;X&quot;)" style:apply-style-name="Lose" style:base-cell-address="Chaves.AK17"/>
    </style:style>
    <style:style style:name="ce8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I$10]=&quot;X&quot;)" style:apply-style-name="Win" style:base-cell-address="Chaves.AN12"/>
      <style:map style:condition="is-true-formula([$Resultados.$G$10]=&quot;X&quot;)" style:apply-style-name="Lose" style:base-cell-address="Chaves.AN12"/>
    </style:style>
    <style:style style:name="ce8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I$10]=&quot;X&quot;)" style:apply-style-name="Win" style:base-cell-address="Chaves.AN12"/>
      <style:map style:condition="is-true-formula([$Resultados.$G$10]=&quot;X&quot;)" style:apply-style-name="Lose" style:base-cell-address="Chaves.AN12"/>
    </style:style>
    <style:style style:name="ce89" style:family="table-cell" style:parent-style-name="Default">
      <style:table-cell-properties fo:border-bottom="none" fo:border-left="none" fo:border-right="none" fo:border-top="2.01pt solid #000000"/>
      <style:map style:condition="is-true-formula([$Resultados.$I$10]=&quot;X&quot;)" style:apply-style-name="Win" style:base-cell-address="Chaves.AN12"/>
      <style:map style:condition="is-true-formula([$Resultados.$G$10]=&quot;X&quot;)" style:apply-style-name="Lose" style:base-cell-address="Chaves.AN12"/>
    </style:style>
    <style:style style:name="ce90" style:family="table-cell" style:parent-style-name="Default">
      <style:table-cell-properties fo:border-bottom="2.01pt solid #000000" fo:border-left="none" fo:border-right="none" fo:border-top="none"/>
      <style:map style:condition="is-true-formula([$Resultados.$I$10]=&quot;X&quot;)" style:apply-style-name="Win" style:base-cell-address="Chaves.AN12"/>
      <style:map style:condition="is-true-formula([$Resultados.$G$10]=&quot;X&quot;)" style:apply-style-name="Lose" style:base-cell-address="Chaves.AN12"/>
    </style:style>
    <style:style style:name="ce91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I$10]=&quot;X&quot;)" style:apply-style-name="Win" style:base-cell-address="Chaves.AN12"/>
      <style:map style:condition="is-true-formula([$Resultados.$G$10]=&quot;X&quot;)" style:apply-style-name="Lose" style:base-cell-address="Chaves.AN12"/>
    </style:style>
    <style:style style:name="ce92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I$10]=&quot;X&quot;)" style:apply-style-name="Win" style:base-cell-address="Chaves.AN12"/>
      <style:map style:condition="is-true-formula([$Resultados.$G$10]=&quot;X&quot;)" style:apply-style-name="Lose" style:base-cell-address="Chaves.AN12"/>
    </style:style>
    <style:style style:name="ce9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  <style:map style:condition="is-true-formula([$Resultados.$I$5]=&quot;X&quot;)" style:apply-style-name="Win" style:base-cell-address="Chaves.AQ17"/>
      <style:map style:condition="is-true-formula([$Resultados.$G$5]=&quot;X&quot;)" style:apply-style-name="Lose" style:base-cell-address="Chaves.AQ17"/>
    </style:style>
    <style:style style:name="ce9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map style:condition="is-true-formula([$Resultados.$I$5]=&quot;X&quot;)" style:apply-style-name="Win" style:base-cell-address="Chaves.AQ17"/>
      <style:map style:condition="is-true-formula([$Resultados.$G$5]=&quot;X&quot;)" style:apply-style-name="Lose" style:base-cell-address="Chaves.AQ17"/>
    </style:style>
    <style:style style:name="ce95" style:family="table-cell" style:parent-style-name="Default">
      <style:table-cell-properties fo:border-bottom="none" fo:border-left="none" fo:border-right="none" fo:border-top="2.01pt solid #000000"/>
      <style:map style:condition="is-true-formula([$Resultados.$I$5]=&quot;X&quot;)" style:apply-style-name="Win" style:base-cell-address="Chaves.AQ17"/>
      <style:map style:condition="is-true-formula([$Resultados.$G$5]=&quot;X&quot;)" style:apply-style-name="Lose" style:base-cell-address="Chaves.AQ17"/>
    </style:style>
    <style:style style:name="ce96" style:family="table-cell" style:parent-style-name="Default">
      <style:table-cell-properties fo:border-bottom="2.01pt solid #000000" fo:border-left="none" fo:border-right="none" fo:border-top="none"/>
      <style:map style:condition="is-true-formula([$Resultados.$I$5]=&quot;X&quot;)" style:apply-style-name="Win" style:base-cell-address="Chaves.AQ17"/>
      <style:map style:condition="is-true-formula([$Resultados.$G$5]=&quot;X&quot;)" style:apply-style-name="Lose" style:base-cell-address="Chaves.AQ17"/>
    </style:style>
    <style:style style:name="ce97" style:family="table-cell" style:parent-style-name="Default">
      <style:table-cell-properties fo:border-bottom="none" fo:border-left="none" fo:border-right="2.01pt solid #000000" fo:border-top="2.01pt solid #000000"/>
      <style:map style:condition="is-true-formula([$Resultados.$I$5]=&quot;X&quot;)" style:apply-style-name="Win" style:base-cell-address="Chaves.AQ17"/>
      <style:map style:condition="is-true-formula([$Resultados.$G$5]=&quot;X&quot;)" style:apply-style-name="Lose" style:base-cell-address="Chaves.AQ17"/>
    </style:style>
    <style:style style:name="ce98" style:family="table-cell" style:parent-style-name="Default">
      <style:table-cell-properties fo:border-bottom="2.01pt solid #000000" fo:border-left="none" fo:border-right="2.01pt solid #000000" fo:border-top="none"/>
      <style:map style:condition="is-true-formula([$Resultados.$I$5]=&quot;X&quot;)" style:apply-style-name="Win" style:base-cell-address="Chaves.AQ17"/>
      <style:map style:condition="is-true-formula([$Resultados.$G$5]=&quot;X&quot;)" style:apply-style-name="Lose" style:base-cell-address="Chaves.AQ17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fo:border="0.06pt solid #000000" style:vertical-align="middle"/>
    </style:style>
    <style:style style:name="ce206" style:family="table-cell" style:parent-style-name="Default" style:data-style-name="N0">
      <style:table-cell-properties fo:border="0.06pt solid #000000"/>
    </style:style>
    <style:style style:name="ce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hav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28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  <table:table-cell table:style-name="ce21"/>
          <table:table-cell table:style-name="ce24"/>
          <table:table-cell table:style-name="ce28"/>
          <table:table-cell table:number-columns-repeated="9"/>
          <table:table-cell table:style-name="ce49"/>
          <table:table-cell table:number-columns-repeated="11"/>
          <table:table-cell table:style-name="ce21"/>
          <table:table-cell/>
          <table:table-cell table:style-name="ce28"/>
          <table:table-cell table:number-columns-repeated="9"/>
        </table:table-row>
        <table:table-row table:style-name="ro2">
          <table:table-cell table:number-columns-repeated="9"/>
          <table:table-cell table:style-name="ce21"/>
          <table:table-cell table:style-name="ce24"/>
          <table:table-cell table:style-name="ce28"/>
          <table:table-cell table:number-columns-repeated="9"/>
          <table:table-cell table:style-name="ce50" table:formula="of:=[$Resultados.F17]" table:number-columns-spanned="3" table:number-rows-spanned="1">
            <text:p/>
          </table:table-cell>
          <table:covered-table-cell table:style-name="ce52"/>
          <table:covered-table-cell table:style-name="ce54"/>
          <table:table-cell table:number-columns-repeated="9"/>
          <table:table-cell table:style-name="ce21"/>
          <table:table-cell/>
          <table:table-cell table:style-name="ce28"/>
          <table:table-cell table:number-columns-repeated="9"/>
        </table:table-row>
        <table:table-row table:style-name="ro1">
          <table:table-cell table:number-columns-repeated="9"/>
          <table:table-cell table:style-name="ce21"/>
          <table:table-cell table:style-name="ce24"/>
          <table:table-cell table:style-name="ce28"/>
          <table:table-cell table:number-columns-repeated="9"/>
          <table:table-cell table:style-name="ce51" table:formula="of:=[$Resultados.F18]" table:number-columns-spanned="3" table:number-rows-spanned="1">
            <text:p/>
          </table:table-cell>
          <table:covered-table-cell table:style-name="ce53"/>
          <table:covered-table-cell table:style-name="ce55"/>
          <table:table-cell table:number-columns-repeated="9"/>
          <table:table-cell table:style-name="ce21"/>
          <table:table-cell/>
          <table:table-cell table:style-name="ce28"/>
          <table:table-cell table:number-columns-repeated="9"/>
        </table:table-row>
        <table:table-row table:style-name="ro3">
          <table:table-cell table:number-columns-repeated="9"/>
          <table:table-cell table:style-name="ce21"/>
          <table:table-cell table:style-name="ce24"/>
          <table:table-cell table:style-name="ce28"/>
          <table:table-cell table:number-columns-repeated="10"/>
          <table:table-cell table:style-name="ce3"/>
          <table:table-cell table:number-columns-repeated="10"/>
          <table:table-cell table:style-name="ce21"/>
          <table:table-cell/>
          <table:table-cell table:style-name="ce28"/>
          <table:table-cell table:number-columns-repeated="9"/>
        </table:table-row>
        <table:table-row table:style-name="ro4">
          <table:table-cell table:number-columns-repeated="9"/>
          <table:table-cell table:style-name="ce21"/>
          <table:table-cell table:style-name="ce25" table:number-columns-repeated="2"/>
          <table:table-cell table:style-name="ce3" table:number-columns-repeated="21"/>
          <table:table-cell table:style-name="ce74"/>
          <table:table-cell table:style-name="ce25"/>
          <table:table-cell table:style-name="ce28"/>
          <table:table-cell table:number-columns-repeated="9"/>
        </table:table-row>
        <table:table-row table:style-name="ro3">
          <table:table-cell table:number-columns-repeated="9"/>
          <table:table-cell table:style-name="ce21"/>
          <table:table-cell table:style-name="ce25"/>
          <table:table-cell table:style-name="ce28"/>
          <table:table-cell table:number-columns-repeated="21"/>
          <table:table-cell table:style-name="ce21"/>
          <table:table-cell table:style-name="ce25"/>
          <table:table-cell table:style-name="ce28"/>
          <table:table-cell table:number-columns-repeated="9"/>
        </table:table-row>
        <table:table-row table:style-name="ro2">
          <table:table-cell table:number-columns-repeated="9"/>
          <table:table-cell table:style-name="ce22" table:formula="of:=[$Resultados.F14]" table:number-columns-spanned="3" table:number-rows-spanned="1">
            <text:p/>
          </table:table-cell>
          <table:covered-table-cell table:style-name="ce26"/>
          <table:covered-table-cell table:style-name="ce29"/>
          <table:table-cell table:number-columns-repeated="21"/>
          <table:table-cell table:style-name="ce75" table:formula="of:=[$Resultados.J14]" table:number-columns-spanned="3" table:number-rows-spanned="1">
            <text:p/>
          </table:table-cell>
          <table:covered-table-cell table:style-name="ce77"/>
          <table:covered-table-cell table:style-name="ce79"/>
          <table:table-cell table:number-columns-repeated="9"/>
        </table:table-row>
        <table:table-row table:style-name="ro5">
          <table:table-cell table:number-columns-repeated="9"/>
          <table:table-cell table:style-name="ce23" table:formula="of:=[$Resultados.E14]" table:number-columns-spanned="3" table:number-rows-spanned="1">
            <text:p/>
          </table:table-cell>
          <table:covered-table-cell table:style-name="ce27"/>
          <table:covered-table-cell table:style-name="ce30"/>
          <table:table-cell table:number-columns-repeated="21"/>
          <table:table-cell table:style-name="ce76" table:formula="of:=[$Resultados.K14]" table:number-columns-spanned="3" table:number-rows-spanned="1">
            <text:p/>
          </table:table-cell>
          <table:covered-table-cell table:style-name="ce78"/>
          <table:covered-table-cell table:style-name="ce80"/>
          <table:table-cell table:number-columns-repeated="9"/>
        </table:table-row>
        <table:table-row table:style-name="ro3">
          <table:table-cell table:number-columns-repeated="10"/>
          <table:table-cell table:style-name="ce3"/>
          <table:table-cell table:number-columns-repeated="23"/>
          <table:table-cell table:style-name="ce3"/>
          <table:table-cell table:number-columns-repeated="10"/>
        </table:table-row>
        <table:table-row table:style-name="ro4">
          <table:table-cell table:number-columns-repeated="4"/>
          <table:table-cell table:style-name="ce3" table:number-columns-repeated="13"/>
          <table:table-cell table:number-columns-repeated="11"/>
          <table:table-cell table:style-name="ce3" table:number-columns-repeated="13"/>
          <table:table-cell table:number-columns-repeated="4"/>
        </table:table-row>
        <table:table-row table:style-name="ro3">
          <table:table-cell table:number-columns-repeated="4"/>
          <table:table-cell table:style-name="ce3"/>
          <table:table-cell table:number-columns-repeated="11"/>
          <table:table-cell table:style-name="ce3"/>
          <table:table-cell table:number-columns-repeated="11"/>
          <table:table-cell table:style-name="ce3"/>
          <table:table-cell table:number-columns-repeated="5"/>
          <table:table-cell table:style-name="Default"/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table:formula="of:=[$Resultados.F9]" table:number-columns-spanned="3" table:number-rows-spanned="1">
            <text:p/>
          </table:table-cell>
          <table:covered-table-cell table:style-name="ce11"/>
          <table:covered-table-cell table:style-name="ce13"/>
          <table:table-cell table:number-columns-repeated="9"/>
          <table:table-cell table:style-name="ce37" table:formula="of:=[$Resultados.J9]" table:number-columns-spanned="3" table:number-rows-spanned="1">
            <text:p/>
          </table:table-cell>
          <table:covered-table-cell table:style-name="ce39"/>
          <table:covered-table-cell table:style-name="ce41"/>
          <table:table-cell table:number-columns-repeated="9"/>
          <table:table-cell table:style-name="ce62" table:formula="of:=[$Resultados.F10]" table:number-columns-spanned="3" table:number-rows-spanned="1">
            <text:p/>
          </table:table-cell>
          <table:covered-table-cell table:style-name="ce64"/>
          <table:covered-table-cell table:style-name="ce66"/>
          <table:table-cell table:number-columns-repeated="4"/>
          <table:table-cell table:style-name="Default"/>
          <table:table-cell table:number-columns-repeated="4"/>
          <table:table-cell table:style-name="ce87" table:formula="of:=[$Resultados.J10]" table:number-columns-spanned="3" table:number-rows-spanned="1">
            <text:p/>
          </table:table-cell>
          <table:covered-table-cell table:style-name="ce89"/>
          <table:covered-table-cell table:style-name="ce91"/>
          <table:table-cell table:number-columns-repeated="3"/>
        </table:table-row>
        <table:table-row table:style-name="ro5">
          <table:table-cell table:number-columns-repeated="3"/>
          <table:table-cell table:style-name="ce9" table:formula="of:=[$Resultados.E9]" table:number-columns-spanned="3" table:number-rows-spanned="1">
            <text:p/>
          </table:table-cell>
          <table:covered-table-cell table:style-name="ce12"/>
          <table:covered-table-cell table:style-name="ce14"/>
          <table:table-cell table:number-columns-repeated="9"/>
          <table:table-cell table:style-name="ce38" table:formula="of:=[$Resultados.K9]" table:number-columns-spanned="3" table:number-rows-spanned="1">
            <text:p/>
          </table:table-cell>
          <table:covered-table-cell table:style-name="ce40"/>
          <table:covered-table-cell table:style-name="ce42"/>
          <table:table-cell table:number-columns-repeated="9"/>
          <table:table-cell table:style-name="ce63" table:formula="of:=[$Resultados.E10]" table:number-columns-spanned="3" table:number-rows-spanned="1">
            <text:p/>
          </table:table-cell>
          <table:covered-table-cell table:style-name="ce65"/>
          <table:covered-table-cell table:style-name="ce67"/>
          <table:table-cell table:number-columns-repeated="4"/>
          <table:table-cell table:style-name="Default"/>
          <table:table-cell table:number-columns-repeated="4"/>
          <table:table-cell table:style-name="ce88" table:formula="of:=[$Resultados.K10]" table:number-columns-spanned="3" table:number-rows-spanned="1">
            <text:p/>
          </table:table-cell>
          <table:covered-table-cell table:style-name="ce90"/>
          <table:covered-table-cell table:style-name="ce92"/>
          <table:table-cell table:number-columns-repeated="3"/>
        </table:table-row>
        <table:table-row table:style-name="ro3">
          <table:table-cell table:number-columns-repeated="4"/>
          <table:table-cell table:style-name="ce3"/>
          <table:table-cell table:number-columns-repeated="11"/>
          <table:table-cell table:style-name="ce3"/>
          <table:table-cell table:number-columns-repeated="11"/>
          <table:table-cell table:style-name="ce3"/>
          <table:table-cell table:number-columns-repeated="5"/>
          <table:table-cell table:style-name="Default"/>
          <table:table-cell table:number-columns-repeated="5"/>
          <table:table-cell table:style-name="ce3"/>
          <table:table-cell table:number-columns-repeated="4"/>
        </table:table-row>
        <table:table-row table:style-name="ro4">
          <table:table-cell/>
          <table:table-cell table:style-name="ce3" table:number-columns-repeated="7"/>
          <table:table-cell table:number-columns-repeated="5"/>
          <table:table-cell table:style-name="ce3" table:number-columns-repeated="7"/>
          <table:table-cell table:number-columns-repeated="5"/>
          <table:table-cell table:style-name="ce3" table:number-columns-repeated="7"/>
          <table:table-cell table:number-columns-repeated="2"/>
          <table:table-cell table:style-name="Default"/>
          <table:table-cell table:number-columns-repeated="2"/>
          <table:table-cell table:style-name="ce3" table:number-columns-repeated="7"/>
          <table:table-cell/>
        </table:table-row>
        <table:table-row table:style-name="ro3">
          <table:table-cell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5"/>
          <table:table-cell table:style-name="ce3"/>
          <table:table-cell/>
        </table:table-row>
        <table:table-row table:style-name="ro2">
          <table:table-cell table:style-name="ce1" table:formula="of:=[$Resultados.F2]" office:value-type="string" office:string-value="Robo 1" calcext:value-type="string" table:number-columns-spanned="3" table:number-rows-spanned="1">
            <text:p>Robo 1</text:p>
          </table:table-cell>
          <table:covered-table-cell table:style-name="ce4"/>
          <table:covered-table-cell table:style-name="ce6"/>
          <table:table-cell table:style-name="ce10" table:number-columns-repeated="2"/>
          <table:table-cell/>
          <table:table-cell table:style-name="ce15" table:formula="of:=[$Resultados.J2]" office:value-type="string" office:string-value="Robo 2" calcext:value-type="string" table:number-columns-spanned="3" table:number-rows-spanned="1">
            <text:p>Robo 2</text:p>
          </table:table-cell>
          <table:covered-table-cell table:style-name="ce17"/>
          <table:covered-table-cell table:style-name="ce19"/>
          <table:table-cell table:style-name="ce10" table:number-columns-repeated="2"/>
          <table:table-cell/>
          <table:table-cell table:style-name="ce31" table:formula="of:=[$Resultados.F3]" office:value-type="string" office:string-value="Robo 3" calcext:value-type="string" table:number-columns-spanned="3" table:number-rows-spanned="1">
            <text:p>Robo 3</text:p>
          </table:table-cell>
          <table:covered-table-cell table:style-name="ce33"/>
          <table:covered-table-cell table:style-name="ce35"/>
          <table:table-cell table:style-name="ce28" table:number-columns-repeated="2"/>
          <table:table-cell/>
          <table:table-cell table:style-name="ce43" table:formula="of:=[$Resultados.J3]" office:value-type="string" office:string-value="Robo 4" calcext:value-type="string" table:number-columns-spanned="3" table:number-rows-spanned="1">
            <text:p>Robo 4</text:p>
          </table:table-cell>
          <table:covered-table-cell table:style-name="ce45"/>
          <table:covered-table-cell table:style-name="ce47"/>
          <table:table-cell table:style-name="ce28" table:number-columns-repeated="2"/>
          <table:table-cell/>
          <table:table-cell table:style-name="ce56" table:formula="of:=[$Resultados.F4]" office:value-type="string" office:string-value="Robo 5" calcext:value-type="string" table:number-columns-spanned="3" table:number-rows-spanned="1">
            <text:p>Robo 5</text:p>
          </table:table-cell>
          <table:covered-table-cell table:style-name="ce58"/>
          <table:covered-table-cell table:style-name="ce60"/>
          <table:table-cell table:number-columns-repeated="3"/>
          <table:table-cell table:style-name="ce68" table:formula="of:=[$Resultados.J4]" office:value-type="string" office:string-value="Robo 6" calcext:value-type="string" table:number-columns-spanned="3" table:number-rows-spanned="1">
            <text:p>Robo 6</text:p>
          </table:table-cell>
          <table:covered-table-cell table:style-name="ce70"/>
          <table:covered-table-cell table:style-name="ce72"/>
          <table:table-cell table:style-name="ce28"/>
          <table:table-cell table:number-columns-repeated="2"/>
          <table:table-cell table:style-name="ce81" table:formula="of:=[$Resultados.F5]" office:value-type="string" office:string-value="Robo 7" calcext:value-type="string" table:number-columns-spanned="3" table:number-rows-spanned="1">
            <text:p>Robo 7</text:p>
          </table:table-cell>
          <table:covered-table-cell table:style-name="ce83"/>
          <table:covered-table-cell table:style-name="ce85"/>
          <table:table-cell table:number-columns-repeated="3"/>
          <table:table-cell table:style-name="ce93" table:formula="of:=[$Resultados.J5]" office:value-type="string" office:string-value="Robo 8" calcext:value-type="string" table:number-columns-spanned="3" table:number-rows-spanned="1">
            <text:p>Robo 8</text:p>
          </table:table-cell>
          <table:covered-table-cell table:style-name="ce95"/>
          <table:covered-table-cell table:style-name="ce97"/>
        </table:table-row>
        <table:table-row table:style-name="ro5">
          <table:table-cell table:style-name="ce2" table:formula="of:=[$Resultados.E2]" office:value-type="string" office:string-value="Grupo 1" calcext:value-type="string" table:number-columns-spanned="3" table:number-rows-spanned="1">
            <text:p>Grupo 1</text:p>
          </table:table-cell>
          <table:covered-table-cell table:style-name="ce5"/>
          <table:covered-table-cell table:style-name="ce7"/>
          <table:table-cell table:style-name="ce10" table:number-columns-repeated="2"/>
          <table:table-cell/>
          <table:table-cell table:style-name="ce16" table:formula="of:=[$Resultados.K2]" office:value-type="string" office:string-value="Grupo 2" calcext:value-type="string" table:number-columns-spanned="3" table:number-rows-spanned="1">
            <text:p>Grupo 2</text:p>
          </table:table-cell>
          <table:covered-table-cell table:style-name="ce18"/>
          <table:covered-table-cell table:style-name="ce20"/>
          <table:table-cell table:style-name="ce10" table:number-columns-repeated="2"/>
          <table:table-cell/>
          <table:table-cell table:style-name="ce32" table:formula="of:=[$Resultados.E3]" office:value-type="string" office:string-value="Grupo 3" calcext:value-type="string" table:number-columns-spanned="3" table:number-rows-spanned="1">
            <text:p>Grupo 3</text:p>
          </table:table-cell>
          <table:covered-table-cell table:style-name="ce34"/>
          <table:covered-table-cell table:style-name="ce36"/>
          <table:table-cell table:style-name="ce28" table:number-columns-repeated="2"/>
          <table:table-cell/>
          <table:table-cell table:style-name="ce44" table:formula="of:=[$Resultados.K3]" office:value-type="string" office:string-value="Grupo 4" calcext:value-type="string" table:number-columns-spanned="3" table:number-rows-spanned="1">
            <text:p>Grupo 4</text:p>
          </table:table-cell>
          <table:covered-table-cell table:style-name="ce46"/>
          <table:covered-table-cell table:style-name="ce48"/>
          <table:table-cell table:style-name="ce28" table:number-columns-repeated="2"/>
          <table:table-cell/>
          <table:table-cell table:style-name="ce57" table:formula="of:=[$Resultados.E4]" office:value-type="string" office:string-value="Grupo 5" calcext:value-type="string" table:number-columns-spanned="3" table:number-rows-spanned="1">
            <text:p>Grupo 5</text:p>
          </table:table-cell>
          <table:covered-table-cell table:style-name="ce59"/>
          <table:covered-table-cell table:style-name="ce61"/>
          <table:table-cell table:number-columns-repeated="3"/>
          <table:table-cell table:style-name="ce69" table:formula="of:=[$Resultados.K4]" office:value-type="string" office:string-value="Grupo 6" calcext:value-type="string" table:number-columns-spanned="3" table:number-rows-spanned="1">
            <text:p>Grupo 6</text:p>
          </table:table-cell>
          <table:covered-table-cell table:style-name="ce71"/>
          <table:covered-table-cell table:style-name="ce73"/>
          <table:table-cell table:style-name="ce28"/>
          <table:table-cell table:number-columns-repeated="2"/>
          <table:table-cell table:style-name="ce82" table:formula="of:=[$Resultados.E5]" office:value-type="string" office:string-value="Grupo 7" calcext:value-type="string" table:number-columns-spanned="3" table:number-rows-spanned="1">
            <text:p>Grupo 7</text:p>
          </table:table-cell>
          <table:covered-table-cell table:style-name="ce84"/>
          <table:covered-table-cell table:style-name="ce86"/>
          <table:table-cell table:number-columns-repeated="3"/>
          <table:table-cell table:style-name="ce94" table:formula="of:=[$Resultados.K5]" office:value-type="string" office:string-value="Grupo 8" calcext:value-type="string" table:number-columns-spanned="3" table:number-rows-spanned="1">
            <text:p>Grupo 8</text:p>
          </table:table-cell>
          <table:covered-table-cell table:style-name="ce96"/>
          <table:covered-table-cell table:style-name="ce98"/>
        </table:table-row>
        <calcext:conditional-formats>
          <calcext:conditional-format calcext:target-range-address="Chaves.A17:Chaves.C18">
            <calcext:condition calcext:apply-style-name="Win" calcext:value="formula-is([$Resultados.$G$2]=&quot;X&quot;)" calcext:base-cell-address="Chaves.A17"/>
            <calcext:condition calcext:apply-style-name="Lose" calcext:value="formula-is([$Resultados.$I$2]=&quot;X&quot;)" calcext:base-cell-address="Chaves.A17"/>
          </calcext:conditional-format>
          <calcext:conditional-format calcext:target-range-address="Chaves.G17:Chaves.I18">
            <calcext:condition calcext:apply-style-name="Win" calcext:value="formula-is([$Resultados.$I$2]=&quot;X&quot;)" calcext:base-cell-address="Chaves.G17"/>
            <calcext:condition calcext:apply-style-name="Lose" calcext:value="formula-is([$Resultados.$G$2]=&quot;X&quot;)" calcext:base-cell-address="Chaves.G17"/>
          </calcext:conditional-format>
          <calcext:conditional-format calcext:target-range-address="Chaves.M17:Chaves.O18">
            <calcext:condition calcext:apply-style-name="Win" calcext:value="formula-is([$Resultados.$G$3]=&quot;X&quot;)" calcext:base-cell-address="Chaves.M17"/>
            <calcext:condition calcext:apply-style-name="Lose" calcext:value="formula-is([$Resultados.$I$3]=&quot;X&quot;)" calcext:base-cell-address="Chaves.M17"/>
          </calcext:conditional-format>
          <calcext:conditional-format calcext:target-range-address="Chaves.S17:Chaves.U18">
            <calcext:condition calcext:apply-style-name="Win" calcext:value="formula-is([$Resultados.$I$3]=&quot;X&quot;)" calcext:base-cell-address="Chaves.S17"/>
            <calcext:condition calcext:apply-style-name="Lose" calcext:value="formula-is([$Resultados.$G$3]=&quot;X&quot;)" calcext:base-cell-address="Chaves.S17"/>
          </calcext:conditional-format>
          <calcext:conditional-format calcext:target-range-address="Chaves.Y17:Chaves.AA18">
            <calcext:condition calcext:apply-style-name="Win" calcext:value="formula-is([$Resultados.$G$4]=&quot;X&quot;)" calcext:base-cell-address="Chaves.Y17"/>
            <calcext:condition calcext:apply-style-name="Lose" calcext:value="formula-is([$Resultados.$I$4]=&quot;X&quot;)" calcext:base-cell-address="Chaves.Y17"/>
          </calcext:conditional-format>
          <calcext:conditional-format calcext:target-range-address="Chaves.AE17:Chaves.AG18">
            <calcext:condition calcext:apply-style-name="Win" calcext:value="formula-is([$Resultados.$I$4]=&quot;X&quot;)" calcext:base-cell-address="Chaves.AE17"/>
            <calcext:condition calcext:apply-style-name="Lose" calcext:value="formula-is([$Resultados.$G$4]=&quot;X&quot;)" calcext:base-cell-address="Chaves.AE17"/>
          </calcext:conditional-format>
          <calcext:conditional-format calcext:target-range-address="Chaves.AK17:Chaves.AM18">
            <calcext:condition calcext:apply-style-name="Win" calcext:value="formula-is([$Resultados.$G$5]=&quot;X&quot;)" calcext:base-cell-address="Chaves.AK17"/>
            <calcext:condition calcext:apply-style-name="Lose" calcext:value="formula-is([$Resultados.$I$5]=&quot;X&quot;)" calcext:base-cell-address="Chaves.AK17"/>
          </calcext:conditional-format>
          <calcext:conditional-format calcext:target-range-address="Chaves.AQ17:Chaves.AS18">
            <calcext:condition calcext:apply-style-name="Win" calcext:value="formula-is([$Resultados.$I$5]=&quot;X&quot;)" calcext:base-cell-address="Chaves.AQ17"/>
            <calcext:condition calcext:apply-style-name="Lose" calcext:value="formula-is([$Resultados.$G$5]=&quot;X&quot;)" calcext:base-cell-address="Chaves.AQ17"/>
          </calcext:conditional-format>
          <calcext:conditional-format calcext:target-range-address="Chaves.D12:Chaves.F13">
            <calcext:condition calcext:apply-style-name="Win" calcext:value="formula-is([$Resultados.$G$9]=&quot;X&quot;)" calcext:base-cell-address="Chaves.D12"/>
            <calcext:condition calcext:apply-style-name="Lose" calcext:value="formula-is([$Resultados.$I$9]=&quot;X&quot;)" calcext:base-cell-address="Chaves.D12"/>
          </calcext:conditional-format>
          <calcext:conditional-format calcext:target-range-address="Chaves.P12:Chaves.R13">
            <calcext:condition calcext:apply-style-name="Win" calcext:value="formula-is([$Resultados.$I$9]=&quot;X&quot;)" calcext:base-cell-address="Chaves.P12"/>
            <calcext:condition calcext:apply-style-name="Lose" calcext:value="formula-is([$Resultados.$G$9]=&quot;X&quot;)" calcext:base-cell-address="Chaves.P12"/>
          </calcext:conditional-format>
          <calcext:conditional-format calcext:target-range-address="Chaves.AB12:Chaves.AD13">
            <calcext:condition calcext:apply-style-name="Win" calcext:value="formula-is([$Resultados.$G$10]=&quot;X&quot;)" calcext:base-cell-address="Chaves.AB12"/>
            <calcext:condition calcext:apply-style-name="Lose" calcext:value="formula-is([$Resultados.$I$10]=&quot;X&quot;)" calcext:base-cell-address="Chaves.AB12"/>
          </calcext:conditional-format>
          <calcext:conditional-format calcext:target-range-address="Chaves.AN12:Chaves.AP13">
            <calcext:condition calcext:apply-style-name="Win" calcext:value="formula-is([$Resultados.$I$10]=&quot;X&quot;)" calcext:base-cell-address="Chaves.AN12"/>
            <calcext:condition calcext:apply-style-name="Lose" calcext:value="formula-is([$Resultados.$G$10]=&quot;X&quot;)" calcext:base-cell-address="Chaves.AN12"/>
          </calcext:conditional-format>
          <calcext:conditional-format calcext:target-range-address="Chaves.J7:Chaves.L8">
            <calcext:condition calcext:apply-style-name="Win" calcext:value="formula-is([$Resultados.$G$14]=&quot;X&quot;)" calcext:base-cell-address="Chaves.J7"/>
            <calcext:condition calcext:apply-style-name="Lose" calcext:value="formula-is([$Resultados.$I$14]=&quot;X&quot;)" calcext:base-cell-address="Chaves.J7"/>
          </calcext:conditional-format>
          <calcext:conditional-format calcext:target-range-address="Chaves.AH7:Chaves.AJ8">
            <calcext:condition calcext:apply-style-name="Win" calcext:value="formula-is([$Resultados.$I$14]=&quot;X&quot;)" calcext:base-cell-address="Chaves.AH7"/>
            <calcext:condition calcext:apply-style-name="Lose" calcext:value="formula-is([$Resultados.$G$14]=&quot;X&quot;)" calcext:base-cell-address="Chaves.AH7"/>
          </calcext:conditional-format>
        </calcext:conditional-formats>
      </table:table>
      <table:table table:name="Resultados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ce206"/>
        <table:table-column table:style-name="co8" table:default-cell-style-name="ce105"/>
        <table:table-column table:style-name="co3" table:default-cell-style-name="ce204"/>
        <table:table-column table:style-name="co9" table:default-cell-style-name="ce105"/>
        <table:table-column table:style-name="co10" table:default-cell-style-name="ce204"/>
        <table:table-column table:style-name="co4" table:default-cell-style-name="Default"/>
        <table:table-row table:style-name="ro5">
          <table:table-cell table:style-name="ce99" office:value-type="string" calcext:value-type="string">
            <text:p>Aleatório</text:p>
          </table:table-cell>
          <table:table-cell table:style-name="ce99" office:value-type="string" calcext:value-type="string">
            <text:p>Grupo</text:p>
          </table:table-cell>
          <table:table-cell table:style-name="ce99" office:value-type="string" calcext:value-type="string">
            <text:p>Robô</text:p>
          </table:table-cell>
          <table:table-cell/>
          <table:table-cell table:style-name="ce203" office:value-type="string" calcext:value-type="string" table:number-columns-spanned="7" table:number-rows-spanned="1">
            <text:p>Quartas de Final</text:p>
          </table:table-cell>
          <table:covered-table-cell table:number-columns-repeated="2" table:style-name="ce204"/>
          <table:covered-table-cell/>
          <table:covered-table-cell table:style-name="ce204"/>
          <table:covered-table-cell/>
          <table:covered-table-cell table:style-name="ce204"/>
        </table:table-row>
        <table:table-row table:style-name="ro5">
          <table:table-cell table:formula="of:=RAND()" office:value-type="float" office:value="0.254177240527496" calcext:value-type="float">
            <text:p>0,254177240527496</text:p>
          </table:table-cell>
          <table:table-cell office:value-type="string" calcext:value-type="string">
            <text:p>Grupo 1</text:p>
          </table:table-cell>
          <table:table-cell office:value-type="string" calcext:value-type="string">
            <text:p>Robo 1</text:p>
          </table:table-cell>
          <table:table-cell/>
          <table:table-cell table:style-name="ce204" table:formula="of:=[.B2]" office:value-type="string" office:string-value="Grupo 1" calcext:value-type="string">
            <text:p>Grupo 1</text:p>
          </table:table-cell>
          <table:table-cell table:formula="of:=[.C2]" office:value-type="string" office:string-value="Robo 1" calcext:value-type="string">
            <text:p>Robo 1</text:p>
          </table:table-cell>
          <table:table-cell/>
          <table:table-cell table:style-name="ce207" office:value-type="string" calcext:value-type="string" table:number-columns-spanned="1" table:number-rows-spanned="4">
            <text:p>VS</text:p>
          </table:table-cell>
          <table:table-cell/>
          <table:table-cell table:style-name="ce206" table:formula="of:=[.C3]" office:value-type="string" office:string-value="Robo 2" calcext:value-type="string">
            <text:p>Robo 2</text:p>
          </table:table-cell>
          <table:table-cell table:style-name="ce204" table:formula="of:=[.B3]" office:value-type="string" office:string-value="Grupo 2" calcext:value-type="string">
            <text:p>Grupo 2</text:p>
          </table:table-cell>
        </table:table-row>
        <table:table-row table:style-name="ro5">
          <table:table-cell table:formula="of:=RAND()" office:value-type="float" office:value="0.982526186247218" calcext:value-type="float">
            <text:p>0,982526186247218</text:p>
          </table:table-cell>
          <table:table-cell office:value-type="string" calcext:value-type="string">
            <text:p>Grupo 2</text:p>
          </table:table-cell>
          <table:table-cell office:value-type="string" calcext:value-type="string">
            <text:p>Robo 2</text:p>
          </table:table-cell>
          <table:table-cell/>
          <table:table-cell table:style-name="ce204" table:formula="of:=[.B4]" office:value-type="string" office:string-value="Grupo 3" calcext:value-type="string">
            <text:p>Grupo 3</text:p>
          </table:table-cell>
          <table:table-cell table:formula="of:=[.C4]" office:value-type="string" office:string-value="Robo 3" calcext:value-type="string">
            <text:p>Robo 3</text:p>
          </table:table-cell>
          <table:table-cell/>
          <table:covered-table-cell/>
          <table:table-cell/>
          <table:table-cell table:style-name="ce206" table:formula="of:=[.C5]" office:value-type="string" office:string-value="Robo 4" calcext:value-type="string">
            <text:p>Robo 4</text:p>
          </table:table-cell>
          <table:table-cell table:style-name="ce204" table:formula="of:=[.B5]" office:value-type="string" office:string-value="Grupo 4" calcext:value-type="string">
            <text:p>Grupo 4</text:p>
          </table:table-cell>
        </table:table-row>
        <table:table-row table:style-name="ro5">
          <table:table-cell table:formula="of:=RAND()" office:value-type="float" office:value="0.897225257690494" calcext:value-type="float">
            <text:p>0,897225257690494</text:p>
          </table:table-cell>
          <table:table-cell office:value-type="string" calcext:value-type="string">
            <text:p>Grupo 3</text:p>
          </table:table-cell>
          <table:table-cell office:value-type="string" calcext:value-type="string">
            <text:p>Robo 3</text:p>
          </table:table-cell>
          <table:table-cell/>
          <table:table-cell table:style-name="ce204" table:formula="of:=[.B6]" office:value-type="string" office:string-value="Grupo 5" calcext:value-type="string">
            <text:p>Grupo 5</text:p>
          </table:table-cell>
          <table:table-cell table:formula="of:=[.C6]" office:value-type="string" office:string-value="Robo 5" calcext:value-type="string">
            <text:p>Robo 5</text:p>
          </table:table-cell>
          <table:table-cell/>
          <table:covered-table-cell/>
          <table:table-cell/>
          <table:table-cell table:style-name="ce206" table:formula="of:=[.C7]" office:value-type="string" office:string-value="Robo 6" calcext:value-type="string">
            <text:p>Robo 6</text:p>
          </table:table-cell>
          <table:table-cell table:style-name="ce204" table:formula="of:=[.B7]" office:value-type="string" office:string-value="Grupo 6" calcext:value-type="string">
            <text:p>Grupo 6</text:p>
          </table:table-cell>
        </table:table-row>
        <table:table-row table:style-name="ro5">
          <table:table-cell table:formula="of:=RAND()" office:value-type="float" office:value="0.232880574015159" calcext:value-type="float">
            <text:p>0,232880574015159</text:p>
          </table:table-cell>
          <table:table-cell office:value-type="string" calcext:value-type="string">
            <text:p>Grupo 4</text:p>
          </table:table-cell>
          <table:table-cell office:value-type="string" calcext:value-type="string">
            <text:p>Robo 4</text:p>
          </table:table-cell>
          <table:table-cell/>
          <table:table-cell table:style-name="ce204" table:formula="of:=[.B8]" office:value-type="string" office:string-value="Grupo 7" calcext:value-type="string">
            <text:p>Grupo 7</text:p>
          </table:table-cell>
          <table:table-cell table:formula="of:=[.C8]" office:value-type="string" office:string-value="Robo 7" calcext:value-type="string">
            <text:p>Robo 7</text:p>
          </table:table-cell>
          <table:table-cell/>
          <table:covered-table-cell/>
          <table:table-cell/>
          <table:table-cell table:style-name="ce206" table:formula="of:=[.C9]" office:value-type="string" office:string-value="Robo 8" calcext:value-type="string">
            <text:p>Robo 8</text:p>
          </table:table-cell>
          <table:table-cell table:style-name="ce204" table:formula="of:=[.B9]" office:value-type="string" office:string-value="Grupo 8" calcext:value-type="string">
            <text:p>Grupo 8</text:p>
          </table:table-cell>
        </table:table-row>
        <table:table-row table:style-name="ro5">
          <table:table-cell table:formula="of:=RAND()" office:value-type="float" office:value="0.035029105750307" calcext:value-type="float">
            <text:p>0,035029105750307</text:p>
          </table:table-cell>
          <table:table-cell office:value-type="string" calcext:value-type="string">
            <text:p>Grupo 5</text:p>
          </table:table-cell>
          <table:table-cell office:value-type="string" calcext:value-type="string">
            <text:p>Robo 5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5">
          <table:table-cell table:formula="of:=RAND()" office:value-type="float" office:value="0.662371883645111" calcext:value-type="float">
            <text:p>0,662371883645111</text:p>
          </table:table-cell>
          <table:table-cell office:value-type="string" calcext:value-type="string">
            <text:p>Grupo 6</text:p>
          </table:table-cell>
          <table:table-cell office:value-type="string" calcext:value-type="string">
            <text:p>Robo 6</text:p>
          </table:table-cell>
          <table:table-cell table:number-columns-repeated="2"/>
          <table:table-cell table:style-name="Default" table:number-columns-repeated="5"/>
          <table:table-cell/>
        </table:table-row>
        <table:table-row table:style-name="ro5">
          <table:table-cell table:formula="of:=RAND()" office:value-type="float" office:value="0.946370036400606" calcext:value-type="float">
            <text:p>0,946370036400606</text:p>
          </table:table-cell>
          <table:table-cell office:value-type="string" calcext:value-type="string">
            <text:p>Grupo 7</text:p>
          </table:table-cell>
          <table:table-cell office:value-type="string" calcext:value-type="string">
            <text:p>Robo 7</text:p>
          </table:table-cell>
          <table:table-cell/>
          <table:table-cell table:style-name="ce203" office:value-type="string" calcext:value-type="string" table:number-columns-spanned="7" table:number-rows-spanned="1">
            <text:p>Semi Final</text:p>
          </table:table-cell>
          <table:covered-table-cell table:number-columns-repeated="2" table:style-name="ce204"/>
          <table:covered-table-cell/>
          <table:covered-table-cell table:style-name="ce204"/>
          <table:covered-table-cell/>
          <table:covered-table-cell table:style-name="ce204"/>
        </table:table-row>
        <table:table-row table:style-name="ro5">
          <table:table-cell table:formula="of:=RAND()" office:value-type="float" office:value="0.961366956807967" calcext:value-type="float">
            <text:p>0,961366956807967</text:p>
          </table:table-cell>
          <table:table-cell office:value-type="string" calcext:value-type="string">
            <text:p>Grupo 8</text:p>
          </table:table-cell>
          <table:table-cell office:value-type="string" calcext:value-type="string">
            <text:p>Robo 8</text:p>
          </table:table-cell>
          <table:table-cell/>
          <table:table-cell table:style-name="ce204" table:formula="of:=IF([.G2]=&quot;X&quot;;[.E2];IF([.I2]=&quot;X&quot;;[.K2];&quot;&quot;))">
            <text:p/>
          </table:table-cell>
          <table:table-cell table:formula="of:=IF([.G2]=&quot;X&quot;;[.F2];IF([.I2]=&quot;X&quot;;[.J2];&quot;&quot;))">
            <text:p/>
          </table:table-cell>
          <table:table-cell/>
          <table:table-cell table:style-name="ce207" office:value-type="string" calcext:value-type="string" table:number-columns-spanned="1" table:number-rows-spanned="2">
            <text:p>VS</text:p>
          </table:table-cell>
          <table:table-cell/>
          <table:table-cell table:style-name="ce206" table:formula="of:=IF([.G3]=&quot;X&quot;;[.F3];IF([.I3]=&quot;X&quot;;[.J3];&quot;&quot;))">
            <text:p/>
          </table:table-cell>
          <table:table-cell table:style-name="ce204" table:formula="of:=IF([.G3]=&quot;X&quot;;[.E3];IF([.I3]=&quot;X&quot;;[.K3];&quot;&quot;))">
            <text:p/>
          </table:table-cell>
        </table:table-row>
        <table:table-row table:style-name="ro5">
          <table:table-cell table:number-columns-repeated="4"/>
          <table:table-cell table:style-name="ce204" table:formula="of:=IF([.G4]=&quot;X&quot;;[.E4];IF([.I4]=&quot;X&quot;;[.K4];&quot;&quot;))">
            <text:p/>
          </table:table-cell>
          <table:table-cell table:formula="of:=IF([.G4]=&quot;X&quot;;[.F4];IF([.I4]=&quot;X&quot;;[.J4];&quot;&quot;))">
            <text:p/>
          </table:table-cell>
          <table:table-cell/>
          <table:covered-table-cell/>
          <table:table-cell/>
          <table:table-cell table:style-name="ce206" table:formula="of:=IF([.G5]=&quot;X&quot;;[.F5];IF([.I5]=&quot;X&quot;;[.J5];&quot;&quot;))">
            <text:p/>
          </table:table-cell>
          <table:table-cell table:style-name="ce204" table:formula="of:=IF([.G5]=&quot;X&quot;;[.E5];IF([.I5]=&quot;X&quot;;[.K5];&quot;&quot;))">
            <text:p/>
          </table:table-cell>
        </table:table-row>
        <table:table-row table:style-name="ro5" table:number-rows-repeated="2">
          <table:table-cell table:number-columns-repeated="5"/>
          <table:table-cell table:style-name="Default" table:number-columns-repeated="5"/>
          <table:table-cell/>
        </table:table-row>
        <table:table-row table:style-name="ro5">
          <table:table-cell table:number-columns-repeated="4"/>
          <table:table-cell table:style-name="ce203" office:value-type="string" calcext:value-type="string" table:number-columns-spanned="7" table:number-rows-spanned="1">
            <text:p>Final</text:p>
          </table:table-cell>
          <table:covered-table-cell table:number-columns-repeated="2" table:style-name="ce204"/>
          <table:covered-table-cell/>
          <table:covered-table-cell table:style-name="ce204"/>
          <table:covered-table-cell/>
          <table:covered-table-cell table:style-name="ce204"/>
        </table:table-row>
        <table:table-row table:style-name="ro2">
          <table:table-cell table:number-columns-repeated="4"/>
          <table:table-cell table:style-name="ce102" table:formula="of:=IF([.G9]=&quot;X&quot;;[.E9];IF([.I9]=&quot;X&quot;;[.K9];&quot;&quot;))">
            <text:p/>
          </table:table-cell>
          <table:table-cell table:style-name="ce102" table:formula="of:=IF([.G9]=&quot;X&quot;;[.F9];IF([.I9]=&quot;X&quot;;[.J9];&quot;&quot;))">
            <text:p/>
          </table:table-cell>
          <table:table-cell/>
          <table:table-cell table:style-name="ce106" office:value-type="string" calcext:value-type="string">
            <text:p>VS</text:p>
          </table:table-cell>
          <table:table-cell/>
          <table:table-cell table:style-name="ce102" table:formula="of:=IF([.G10]=&quot;X&quot;;[.F10];IF([.I10]=&quot;X&quot;;[.J10];&quot;&quot;))">
            <text:p/>
          </table:table-cell>
          <table:table-cell table:style-name="ce102" table:formula="of:=IF([.G10]=&quot;X&quot;;[.E10];IF([.I10]=&quot;X&quot;;[.K10];&quot;&quot;))">
            <text:p/>
          </table:table-cell>
        </table:table-row>
        <table:table-row table:style-name="ro5">
          <table:table-cell table:number-columns-repeated="5"/>
          <table:table-cell table:style-name="Default" table:number-columns-repeated="5"/>
          <table:table-cell/>
        </table:table-row>
        <table:table-row table:style-name="ro5">
          <table:table-cell table:number-columns-repeated="5"/>
          <table:table-cell table:style-name="ce203" office:value-type="string" calcext:value-type="string" table:number-columns-spanned="5" table:number-rows-spanned="1">
            <text:p>Grande Campeão!</text:p>
          </table:table-cell>
          <table:covered-table-cell table:style-name="ce204"/>
          <table:covered-table-cell/>
          <table:covered-table-cell table:style-name="ce204"/>
          <table:covered-table-cell/>
          <table:table-cell/>
        </table:table-row>
        <table:table-row table:style-name="ro2">
          <table:table-cell table:number-columns-repeated="5"/>
          <table:table-cell table:style-name="ce207" table:formula="of:=IF([.G14]=&quot;X&quot;;[.F14];IF([.I14]=&quot;X&quot;;[.J14];&quot;&quot;))" table:number-columns-spanned="5" table:number-rows-spanned="1">
            <text:p/>
          </table:table-cell>
          <table:covered-table-cell table:style-name="ce204"/>
          <table:covered-table-cell/>
          <table:covered-table-cell table:style-name="ce204"/>
          <table:covered-table-cell/>
          <table:table-cell/>
        </table:table-row>
        <table:table-row table:style-name="ro5">
          <table:table-cell table:number-columns-repeated="5"/>
          <table:table-cell table:style-name="ce104" table:formula="of:=IF([.G14]=&quot;X&quot;;[.E14];IF([.I14]=&quot;X&quot;;[.K14];&quot;&quot;))" table:number-columns-spanned="5" table:number-rows-spanned="1">
            <text:p/>
          </table:table-cell>
          <table:covered-table-cell table:style-name="ce204"/>
          <table:covered-table-cell/>
          <table:covered-table-cell table:style-name="ce204"/>
          <table:covered-table-cell/>
          <table:table-cell/>
        </table:table-row>
      </table:table>
      <table:named-expressions/>
      <table:database-ranges>
        <table:database-range table:name="__Anonymous_Sheet_DB__1" table:target-range-address="Resultados.A1:Resultados.C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in" style:family="table-cell" style:parent-style-name="Default">
      <style:table-cell-properties fo:background-color="#e0efd4" loext:vertical-justify="auto"/>
      <style:paragraph-properties css3t:text-justify="auto"/>
    </style:style>
    <style:style style:name="Lose" style:family="table-cell" style:parent-style-name="Default">
      <style:table-cell-properties fo:background-color="#fcd4d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6:18:46.855510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7:30:58.006720142</meta:creation-date>
    <dc:date>2020-11-18T16:19:52.072479407</dc:date>
    <meta:editing-duration>PT9H27M15S</meta:editing-duration>
    <meta:editing-cycles>5</meta:editing-cycles>
    <meta:generator>LibreOffice/6.0.7.3$Linux_X86_64 LibreOffice_project/00m0$Build-3</meta:generator>
    <meta:document-statistic meta:table-count="2" meta:cell-count="94" meta:object-count="0"/>
  </office:meta>
</office:document-meta>
</file>